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adf" officeooo:paragraph-rsid="001d4adf"/>
    </style:style>
    <style:style style:name="P2" style:family="paragraph" style:parent-style-name="Standard">
      <style:text-properties officeooo:rsid="001d4adf" officeooo:paragraph-rsid="0021586d"/>
    </style:style>
    <style:style style:name="P3" style:family="paragraph" style:parent-style-name="Standard">
      <style:paragraph-properties fo:text-align="center" style:justify-single-word="false"/>
      <style:text-properties officeooo:rsid="001d4adf" officeooo:paragraph-rsid="00255e43"/>
    </style:style>
    <style:style style:name="P4" style:family="paragraph" style:parent-style-name="Standard">
      <style:text-properties officeooo:rsid="001d4adf" officeooo:paragraph-rsid="00224d94"/>
    </style:style>
    <style:style style:name="P5" style:family="paragraph" style:parent-style-name="Standard">
      <style:text-properties officeooo:rsid="001d4adf" officeooo:paragraph-rsid="00237597"/>
    </style:style>
    <style:style style:name="P6" style:family="paragraph" style:parent-style-name="Standard">
      <style:text-properties officeooo:rsid="001d4adf" officeooo:paragraph-rsid="00255e43"/>
    </style:style>
    <style:style style:name="P7" style:family="paragraph" style:parent-style-name="Standard">
      <style:text-properties fo:color="#0084d1" fo:font-weight="bold" officeooo:rsid="001d4adf" officeooo:paragraph-rsid="001d4adf" style:font-weight-asian="bold" style:font-weight-complex="bold"/>
    </style:style>
    <style:style style:name="P8" style:family="paragraph" style:parent-style-name="Standard">
      <style:text-properties fo:color="#0084d1" fo:font-weight="bold" officeooo:rsid="001d4adf" officeooo:paragraph-rsid="00224d94" style:font-weight-asian="bold" style:font-weight-complex="bold"/>
    </style:style>
    <style:style style:name="P9" style:family="paragraph" style:parent-style-name="Standard">
      <style:text-properties fo:color="#0084d1" fo:font-weight="bold" officeooo:rsid="001d4adf" officeooo:paragraph-rsid="00255e43" style:font-weight-asian="bold" style:font-weight-complex="bold"/>
    </style:style>
    <style:style style:name="P10" style:family="paragraph" style:parent-style-name="Standard">
      <style:text-properties fo:color="#0084d1" fo:font-weight="bold" officeooo:rsid="001ef096" officeooo:paragraph-rsid="001ef09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84d1" fo:font-size="14pt" fo:font-weight="bold" officeooo:rsid="001d4adf" officeooo:paragraph-rsid="001d4ad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weight="bold" officeooo:rsid="001ef096" officeooo:paragraph-rsid="001ef09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officeooo:rsid="001d4adf" officeooo:paragraph-rsid="0021586d"/>
    </style:style>
    <style:style style:name="P14" style:family="paragraph" style:parent-style-name="Standard">
      <style:text-properties style:text-underline-style="solid" style:text-underline-width="auto" style:text-underline-color="font-color" officeooo:rsid="001d4adf" officeooo:paragraph-rsid="00224d94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05d16" officeooo:paragraph-rsid="00205d16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d4adf" officeooo:paragraph-rsid="001d4adf" style:font-weight-asian="bold" style:font-weight-complex="bold"/>
    </style:style>
    <style:style style:name="P17" style:family="paragraph" style:parent-style-name="Standard">
      <style:text-properties style:text-underline-style="none" officeooo:rsid="0021586d" officeooo:paragraph-rsid="0021586d"/>
    </style:style>
    <style:style style:name="P18" style:family="paragraph" style:parent-style-name="Standard">
      <style:text-properties style:text-underline-style="none" officeooo:rsid="0021586d" officeooo:paragraph-rsid="00237597"/>
    </style:style>
    <style:style style:name="P19" style:family="paragraph" style:parent-style-name="Standard">
      <style:paragraph-properties fo:text-align="center" style:justify-single-word="false"/>
      <style:text-properties style:text-underline-style="none" officeooo:rsid="001d4adf" officeooo:paragraph-rsid="0021586d"/>
    </style:style>
    <style:style style:name="P20" style:family="paragraph" style:parent-style-name="Standard">
      <style:paragraph-properties fo:text-align="center" style:justify-single-word="false"/>
      <style:text-properties style:text-underline-style="none" officeooo:rsid="001d4adf" officeooo:paragraph-rsid="00224d94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rsid="001d4adf" officeooo:paragraph-rsid="00237597"/>
    </style:style>
    <style:style style:name="P22" style:family="paragraph" style:parent-style-name="Standard">
      <style:paragraph-properties fo:text-align="center" style:justify-single-word="false"/>
      <style:text-properties style:text-underline-style="none" officeooo:rsid="001d4adf" officeooo:paragraph-rsid="00255e43"/>
    </style:style>
    <style:style style:name="P23" style:family="paragraph" style:parent-style-name="Standard">
      <style:paragraph-properties fo:text-align="center" style:justify-single-word="false"/>
      <style:text-properties style:text-underline-style="none" officeooo:rsid="001d4adf" officeooo:paragraph-rsid="002698c6"/>
    </style:style>
    <style:style style:name="P24" style:family="paragraph" style:parent-style-name="Standard">
      <style:text-properties style:text-underline-style="none" officeooo:rsid="001d4adf" officeooo:paragraph-rsid="00255e43"/>
    </style:style>
    <style:style style:name="P25" style:family="paragraph" style:parent-style-name="Standard">
      <style:text-properties style:text-underline-style="none" officeooo:rsid="00224d94" officeooo:paragraph-rsid="00237597"/>
    </style:style>
    <style:style style:name="P26" style:family="paragraph" style:parent-style-name="Standard">
      <style:text-properties style:text-underline-style="none" officeooo:rsid="00255e43" officeooo:paragraph-rsid="00255e43"/>
    </style:style>
    <style:style style:name="P27" style:family="paragraph" style:parent-style-name="Standard">
      <style:text-properties style:text-underline-style="none" fo:font-weight="normal" officeooo:rsid="00205d16" officeooo:paragraph-rsid="002698c6" style:font-weight-asian="normal" style:font-weight-complex="normal"/>
    </style:style>
    <style:style style:name="P28" style:family="paragraph" style:parent-style-name="Standard">
      <style:text-properties officeooo:rsid="0021586d" officeooo:paragraph-rsid="0021586d"/>
    </style:style>
    <style:style style:name="P29" style:family="paragraph" style:parent-style-name="Standard">
      <style:text-properties officeooo:rsid="0021586d" officeooo:paragraph-rsid="00224d94"/>
    </style:style>
    <style:style style:name="P30" style:family="paragraph" style:parent-style-name="Standard">
      <style:text-properties officeooo:rsid="0021586d" officeooo:paragraph-rsid="00237597"/>
    </style:style>
    <style:style style:name="P31" style:family="paragraph" style:parent-style-name="Standard">
      <style:text-properties officeooo:paragraph-rsid="00237597"/>
    </style:style>
    <style:style style:name="P32" style:family="paragraph" style:parent-style-name="Standard">
      <style:text-properties officeooo:rsid="00237597" officeooo:paragraph-rsid="00237597"/>
    </style:style>
    <style:style style:name="P33" style:family="paragraph" style:parent-style-name="Standard">
      <style:text-properties fo:font-style="normal" style:text-underline-style="none" officeooo:rsid="001d4adf" officeooo:paragraph-rsid="00237597" style:font-style-asian="normal" style:font-style-complex="normal"/>
    </style:style>
    <style:style style:name="P34" style:family="paragraph" style:parent-style-name="Standard">
      <style:text-properties officeooo:rsid="00255e43" officeooo:paragraph-rsid="00255e43"/>
    </style:style>
    <style:style style:name="P35" style:family="paragraph" style:parent-style-name="Standard">
      <style:paragraph-properties fo:text-align="center" style:justify-single-word="false"/>
      <style:text-properties officeooo:rsid="00190e68" officeooo:paragraph-rsid="0021586d"/>
    </style:style>
    <style:style style:name="P36" style:family="paragraph" style:parent-style-name="Standard">
      <style:paragraph-properties fo:text-align="center" style:justify-single-word="false"/>
      <style:text-properties officeooo:rsid="00190e68" officeooo:paragraph-rsid="00224d94"/>
    </style:style>
    <style:style style:name="P37" style:family="paragraph" style:parent-style-name="Standard">
      <style:paragraph-properties fo:text-align="center" style:justify-single-word="false"/>
      <style:text-properties officeooo:rsid="00190e68" officeooo:paragraph-rsid="00237597"/>
    </style:style>
    <style:style style:name="P38" style:family="paragraph" style:parent-style-name="Standard">
      <style:paragraph-properties fo:text-align="center" style:justify-single-word="false"/>
      <style:text-properties officeooo:rsid="00190e68" officeooo:paragraph-rsid="00255e43"/>
    </style:style>
    <style:style style:name="P39" style:family="paragraph" style:parent-style-name="Standard">
      <style:paragraph-properties fo:text-align="center" style:justify-single-word="false"/>
      <style:text-properties officeooo:rsid="00190e68" officeooo:paragraph-rsid="002698c6"/>
    </style:style>
    <style:style style:name="P40" style:family="paragraph" style:parent-style-name="Standard">
      <style:text-properties fo:color="#000000" style:font-name="Monospace" fo:font-size="10pt" officeooo:rsid="001d4adf" officeooo:paragraph-rsid="0021586d" style:font-size-asian="10pt"/>
    </style:style>
    <style:style style:name="P41" style:family="paragraph" style:parent-style-name="Standard">
      <style:text-properties fo:color="#000000" style:font-name="Monospace" fo:font-size="10pt" style:text-underline-style="none" officeooo:rsid="001d4adf" officeooo:paragraph-rsid="00237597" style:font-size-asian="10pt"/>
    </style:style>
    <style:style style:name="P42" style:family="paragraph" style:parent-style-name="Standard">
      <style:text-properties fo:color="#000000" style:font-name="Monospace" fo:font-size="10pt" style:text-underline-style="none" officeooo:rsid="001d4adf" officeooo:paragraph-rsid="0021586d" style:font-size-asian="10pt"/>
    </style:style>
    <style:style style:name="P43" style:family="paragraph" style:parent-style-name="Standard">
      <style:text-properties fo:color="#000000" style:font-name="Monospace" fo:font-size="10pt" style:text-underline-style="none" officeooo:rsid="001d4adf" officeooo:paragraph-rsid="00255e43" style:font-size-asian="10pt"/>
    </style:style>
    <style:style style:name="P44" style:family="paragraph" style:parent-style-name="Standard">
      <style:text-properties fo:color="#000000" style:font-name="Monospace" fo:font-size="10pt" style:text-underline-style="none" officeooo:rsid="001d4adf" officeooo:paragraph-rsid="002698c6" style:font-size-asian="10pt"/>
    </style:style>
    <style:style style:name="P45" style:family="paragraph" style:parent-style-name="Standard">
      <style:text-properties fo:color="#000000" style:font-name="Monospace" fo:font-size="10pt" style:text-underline-style="none" fo:font-weight="normal" officeooo:rsid="00205d16" officeooo:paragraph-rsid="002698c6" style:font-size-asian="10pt" style:font-weight-asian="normal" style:font-weight-complex="normal"/>
    </style:style>
    <style:style style:name="P46" style:family="paragraph" style:parent-style-name="Standard">
      <style:text-properties fo:color="#000000" style:font-name="Monospace" fo:font-size="10pt" style:text-underline-style="solid" style:text-underline-width="auto" style:text-underline-color="font-color" fo:font-weight="normal" officeooo:rsid="00205d16" officeooo:paragraph-rsid="002698c6" style:font-size-asian="10pt" style:font-weight-asian="normal" style:font-weight-complex="normal"/>
    </style:style>
    <style:style style:name="P47" style:family="paragraph" style:parent-style-name="Standard">
      <style:text-properties fo:color="#00c87d" style:font-name="Monospace" fo:font-size="10pt" style:text-underline-style="none" officeooo:rsid="001d4adf" officeooo:paragraph-rsid="00237597" style:font-size-asian="10pt"/>
    </style:style>
    <style:style style:name="P48" style:family="paragraph" style:parent-style-name="Standard">
      <style:paragraph-properties fo:text-align="center" style:justify-single-word="false"/>
      <style:text-properties fo:font-weight="normal" officeooo:rsid="001d4adf" officeooo:paragraph-rsid="0021586d" style:font-weight-asian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rsid="00190e68" officeooo:paragraph-rsid="0021586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0e68" officeooo:paragraph-rsid="0021586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0e68" officeooo:paragraph-rsid="00237597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0e68" officeooo:paragraph-rsid="00255e43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0e68" officeooo:paragraph-rsid="002698c6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text-underline-style="none" officeooo:rsid="0021586d" officeooo:paragraph-rsid="0021586d" style:font-size-asian="10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text-underline-style="none" officeooo:rsid="00190e68" officeooo:paragraph-rsid="00255e43" style:font-size-asian="10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1586d" style:font-size-asian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37597" style:font-size-asian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55e43" style:font-size-asian="10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698c6" style:font-size-asian="10pt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1586d" officeooo:paragraph-rsid="00237597" style:font-size-asian="10pt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d4adf" officeooo:paragraph-rsid="00237597" style:font-size-asian="10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d4adf" officeooo:paragraph-rsid="00255e43" style:font-size-asian="10pt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37597" officeooo:paragraph-rsid="00237597" style:font-size-asian="10pt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90e68" officeooo:paragraph-rsid="002698c6" style:font-size-asian="10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1586d" style:font-size-asian="10pt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37597" style:font-size-asian="10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24d94" style:font-size-asian="10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55e43" style:font-size-asian="10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90e68" officeooo:paragraph-rsid="002698c6" style:font-size-asian="10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style:text-underline-style="none" officeooo:rsid="00190e68" officeooo:paragraph-rsid="00255e43" style:font-size-asian="10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style:text-underline-style="none" officeooo:rsid="00190e68" officeooo:paragraph-rsid="002698c6" style:font-size-asian="10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style:text-underline-style="none" officeooo:rsid="00255e43" officeooo:paragraph-rsid="00255e43" style:font-size-asian="10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4adf" officeooo:paragraph-rsid="00237597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font-size-asian="10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officeooo:paragraph-rsid="00237597" style:font-size-asian="10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text-underline-style="none" fo:font-weight="normal" officeooo:rsid="00205d16" officeooo:paragraph-rsid="002698c6" style:font-size-asian="10pt" style:font-weight-asian="normal" style:font-weight-complex="normal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text-underline-style="solid" style:text-underline-width="auto" style:text-underline-color="font-color" fo:font-weight="normal" officeooo:rsid="00205d16" officeooo:paragraph-rsid="002698c6" style:font-size-asian="10pt" style:font-weight-asian="normal" style:font-weight-complex="normal"/>
    </style:style>
    <style:style style:name="P81" style:family="paragraph" style:parent-style-name="Standard">
      <style:paragraph-properties fo:margin-top="0in" fo:margin-bottom="0.111in" style:contextual-spacing="false"/>
      <style:text-properties officeooo:paragraph-rsid="00282f93" style:language-asian="en" style:country-asian="IN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font-size-asian="10pt"/>
    </style:style>
    <style:style style:name="T1" style:family="text">
      <style:text-properties officeooo:rsid="001ef0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f096" style:font-weight-asian="bold" style:font-weight-complex="bold"/>
    </style:style>
    <style:style style:name="T4" style:family="text">
      <style:text-properties fo:font-weight="bold" officeooo:rsid="0021586d" style:font-weight-asian="bold" style:font-weight-complex="bold"/>
    </style:style>
    <style:style style:name="T5" style:family="text">
      <style:text-properties fo:font-weight="bold" officeooo:rsid="00255e43" style:font-weight-asian="bold" style:font-weight-complex="bold"/>
    </style:style>
    <style:style style:name="T6" style:family="text">
      <style:text-properties officeooo:rsid="0021586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c87d" style:font-name="Monospace" fo:font-size="10pt" style:font-size-asian="10pt"/>
    </style:style>
    <style:style style:name="T9" style:family="text">
      <style:text-properties fo:color="#00c87d" style:font-name="Monospace" fo:font-size="10pt" officeooo:rsid="002698c6" style:font-size-asian="10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1586d"/>
    </style:style>
    <style:style style:name="T12" style:family="text">
      <style:text-properties officeooo:rsid="00224d94"/>
    </style:style>
    <style:style style:name="T13" style:family="text">
      <style:text-properties officeooo:rsid="00237597"/>
    </style:style>
    <style:style style:name="T14" style:family="text">
      <style:text-properties officeooo:rsid="00255e43"/>
    </style:style>
    <style:style style:name="T15" style:family="text">
      <style:text-properties fo:font-weight="normal" officeooo:rsid="00205d16" style:font-weight-asian="normal" style:font-weight-complex="normal"/>
    </style:style>
    <style:style style:name="T16" style:family="text">
      <style:text-properties fo:font-weight="normal" officeooo:rsid="002698c6" style:font-weight-asian="normal" style:font-weight-complex="normal"/>
    </style:style>
    <style:style style:name="T17" style:family="text">
      <style:text-properties officeooo:rsid="0029c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Output file</text:span>:</text:p>
      <text:p text:style-name="P16">Cases : </text:p>
      <text:p text:style-name="P12">1) Put</text:p>
      <text:p text:style-name="P12">2) Del</text:p>
      <text:p text:style-name="P12">3) Get</text:p>
      <text:p text:style-name="P12">4) Incorrect Inputs</text:p>
      <text:p text:style-name="P12"/>
      <text:p text:style-name="P7">1) Put</text:p>
      <text:p text:style-name="P51">___________________________________________________________________________________</text:p>
      <text:p text:style-name="P48"><text:span text:style-name="T11">CASE1 Creating new</text:span><text:span text:style-name="T10"> connection</text:span></text:p>
      <text:p text:style-name="P35">___________________________________________________________________________________</text:p>
      <text:p text:style-name="P50"/>
      <text:p text:style-name="P17">A. put(abcdefg, abcdefgabcdefg)</text:p>
      <text:p text:style-name="P17">Output : </text:p>
      <text:p text:style-name="P67">Server :</text:p>
      <text:p text:style-name="P55">Creating new registry</text:p>
      <text:p text:style-name="P57">Server is started on port 1918 RMI ID : 4</text:p>
      <text:p text:style-name="P67"/>
      <text:p text:style-name="P67">Client <text:s/>:</text:p>
      <text:p text:style-name="P57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1</text:p>
      <text:p text:style-name="P57">Enter key: </text:p>
      <text:p text:style-name="P77">abcdefg</text:p>
      <text:p text:style-name="P57">Enter value: </text:p>
      <text:p text:style-name="P77">abcdefgabcdefg</text:p>
      <text:p text:style-name="P57">Existing connections : {}</text:p>
      <text:p text:style-name="P57">Trying to connect to server IP: 10.0.0.4; Port: 1918; ID: 4</text:p>
      <text:p text:style-name="P57">New connection created</text:p>
      <text:p text:style-name="P58">All connections : {4=Connections [ServerIP=10.0.0.4, RmiId=4, RMIPort=1918, alive=true]}</text:p>
      <text:p text:style-name="P57">Key : abcdefg<text:tab/> Value : abcdefgabcdefg added successfully</text:p>
      <text:p text:style-name="P67"/>
      <text:p text:style-name="P67">Server :</text:p>
      <text:p text:style-name="P55">Hash Table Status :</text:p>
      <text:p text:style-name="P57">Key : abcdefg<text:tab/>Value : abcdefgabcdefg</text:p>
      <text:p text:style-name="P55"><text:tab/></text:p>
      <text:p text:style-name="P35">___________________________________________________________________________________</text:p>
      <text:p text:style-name="P19"><text:span text:style-name="T6">CASE2 </text:span>With existing connection <text:span text:style-name="T6">and </text:span><text:span text:style-name="T4">Present</text:span> value</text:p>
      <text:p text:style-name="P35">___________________________________________________________________________________</text:p>
      <text:p text:style-name="P1"/>
      <text:p text:style-name="P17"><text:s/>put(abcdefg, <text:span text:style-name="T12">a</text:span>)</text:p>
      <text:p text:style-name="P17">Output : </text:p>
      <text:p text:style-name="P51"/>
      <text:p text:style-name="P67">Client <text:s/>:</text:p>
      <text:p text:style-name="P57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<text:soft-page-break/>1</text:p>
      <text:p text:style-name="P57">Enter key: </text:p>
      <text:p text:style-name="P77">abcdefg</text:p>
      <text:p text:style-name="P57">Enter value: </text:p>
      <text:p text:style-name="P77">a</text:p>
      <text:p text:style-name="P57">Using previous connection</text:p>
      <text:p text:style-name="P57">Key abcdefg already exists! To overwrite it's value, try deleting existing one.</text:p>
      <text:p text:style-name="P35">___________________________________________________________________________________</text:p>
      <text:p text:style-name="P19"><text:span text:style-name="T6">CASE3 </text:span>With existing connection <text:span text:style-name="T6">and </text:span><text:span text:style-name="T3">Absent</text:span> value</text:p>
      <text:p text:style-name="P35">___________________________________________________________________________________</text:p>
      <text:p text:style-name="P2"/>
      <text:p text:style-name="P28">put(abababa, a)</text:p>
      <text:p text:style-name="P28">Output:</text:p>
      <text:p text:style-name="P28"/>
      <text:p text:style-name="P67">Client <text:s/>:</text:p>
      <text:p text:style-name="P40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1</text:p>
      <text:p text:style-name="P57">Enter key: </text:p>
      <text:p text:style-name="P77">abababa</text:p>
      <text:p text:style-name="P57">Enter value: </text:p>
      <text:p text:style-name="P77">a</text:p>
      <text:p text:style-name="P57">Using previous connection</text:p>
      <text:p text:style-name="P57">Key : abababa<text:tab/> Value : a added successfully</text:p>
      <text:p text:style-name="P67"/>
      <text:p text:style-name="P67">Server :</text:p>
      <text:p text:style-name="P40">Hash Table Status :</text:p>
      <text:p text:style-name="P57">Key : abababa<text:tab/>Value : a</text:p>
      <text:p text:style-name="P57">Key : Hash<text:tab/>Value : Table</text:p>
      <text:p text:style-name="P2"/>
      <text:p text:style-name="P35">___________________________________________________________________________________</text:p>
      <text:p text:style-name="P19"><text:span text:style-name="T6">CASE4 </text:span>Lost existing connection</text:p>
      <text:p text:style-name="P35">___________________________________________________________________________________</text:p>
      <text:p text:style-name="P2"/>
      <text:p text:style-name="P28">put(<text:span text:style-name="T12">H</text:span>ash, a<text:span text:style-name="T12">bc</text:span>)</text:p>
      <text:p text:style-name="P28">Output:</text:p>
      <text:p text:style-name="P28"/>
      <text:p text:style-name="P67">Client <text:s/>:</text:p>
      <text:p text:style-name="P57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1</text:p>
      <text:p text:style-name="P57">Enter key: </text:p>
      <text:p text:style-name="P77">Hash</text:p>
      <text:p text:style-name="P57">Enter value: </text:p>
      <text:p text:style-name="P77">abc</text:p>
      <text:p text:style-name="P57">Using previous connection</text:p>
      <text:p text:style-name="P57">Connecion lost.. Trying to reconnect..</text:p>
      <text:p text:style-name="P57">Trying to connect to server IP: 10.0.0.4; Port: 1959; ID: 6</text:p>
      <text:p text:style-name="P57">Not able to connect to server</text:p>
      <text:p text:style-name="P57"><text:soft-page-break/>Server no longer available. Please try after some time</text:p>
      <text:p text:style-name="P2"/>
      <text:p text:style-name="P2"/>
      <text:p text:style-name="P2"/>
      <text:p text:style-name="P36">___________________________________________________________________________________</text:p>
      <text:p text:style-name="P20"><text:span text:style-name="T6">CASE5 </text:span>Reconnection</text:p>
      <text:p text:style-name="P36">___________________________________________________________________________________</text:p>
      <text:p text:style-name="P4"/>
      <text:p text:style-name="P29">put(<text:span text:style-name="T12">H</text:span>ash, <text:span text:style-name="T12">T</text:span>)</text:p>
      <text:p text:style-name="P29">Output:</text:p>
      <text:p text:style-name="P29"/>
      <text:p text:style-name="P69">Client <text:s/>:</text:p>
      <text:p text:style-name="P57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1</text:p>
      <text:p text:style-name="P57">Enter key: </text:p>
      <text:p text:style-name="P77">Hash</text:p>
      <text:p text:style-name="P57">Enter value: </text:p>
      <text:p text:style-name="P77">T</text:p>
      <text:p text:style-name="P57">Existing connections : {4=Connections [ServerIP=10.0.0.4, RmiId=4, RMIPort=1918, alive=true]}</text:p>
      <text:p text:style-name="P57">Trying to connect to server IP: 10.0.0.4; Port: 1959; ID: 6</text:p>
      <text:p text:style-name="P57">New connection created</text:p>
      <text:p text:style-name="P57">All connections : {6=Connections [ServerIP=10.0.0.4, RmiId=6, RMIPort=1959, alive=true], 4=Connections [ServerIP=10.0.0.4, RmiId=4, RMIPort=1918, alive=true]}</text:p>
      <text:p text:style-name="P57">Key Hash already exists! To overwrite it's value, try deleting existing one.</text:p>
      <text:p text:style-name="P8"/>
      <text:p text:style-name="P7">2) Del</text:p>
      <text:p text:style-name="P36">___________________________________________________________________________________</text:p>
      <text:p text:style-name="P20"><text:span text:style-name="T6">CASE6 Creating new</text:span> connection</text:p>
      <text:p text:style-name="P36">___________________________________________________________________________________</text:p>
      <text:p text:style-name="P14"/>
      <text:p text:style-name="P25">del(<text:span text:style-name="T13">Server</text:span>)</text:p>
      <text:p text:style-name="P18">Output:</text:p>
      <text:p text:style-name="P18"/>
      <text:p text:style-name="P68">Server :</text:p>
      <text:p text:style-name="P62">Creating new registry</text:p>
      <text:p text:style-name="P57">Server is started on port 1957 RMI ID : 3</text:p>
      <text:p text:style-name="P62"/>
      <text:p text:style-name="P68">Client <text:s/>:</text:p>
      <text:p text:style-name="P63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2</text:p>
      <text:p text:style-name="P57">Enter key: </text:p>
      <text:p text:style-name="P77">Server :</text:p>
      <text:p text:style-name="P57">Existing connections : {6=Connections [ServerIP=10.0.0.4, RmiId=6, RMIPort=1959, alive=true], 4=Connections [ServerIP=10.0.0.4, RmiId=4, RMIPort=1918, alive=true]}</text:p>
      <text:p text:style-name="P57">Trying to connect to server IP: 10.0.0.4; Port: 1957; ID: 3</text:p>
      <text:p text:style-name="P57"><text:soft-page-break/>New connection created</text:p>
      <text:p text:style-name="P57">All connections : {6=Connections [ServerIP=10.0.0.4, RmiId=6, RMIPort=1959, alive=true], 4=Connections [ServerIP=10.0.0.4, RmiId=4, RMIPort=1918, alive=true], 3=Connections [ServerIP=10.0.0.4, RmiId=3, RMIPort=1957, alive=true]}</text:p>
      <text:p text:style-name="P57">Failed to delete Key : Server</text:p>
      <text:p text:style-name="P52"/>
      <text:p text:style-name="P52"/>
      <text:p text:style-name="P37">___________________________________________________________________________________</text:p>
      <text:p text:style-name="P21"><text:span text:style-name="T6">CASE7 </text:span>With existing connection <text:span text:style-name="T13">and Present</text:span> value</text:p>
      <text:p text:style-name="P37">___________________________________________________________________________________</text:p>
      <text:p text:style-name="P2"/>
      <text:p text:style-name="P31"><text:span text:style-name="T13">del(</text:span><text:span text:style-name="T7">abababa</text:span><text:span text:style-name="T13">)</text:span></text:p>
      <text:p text:style-name="P32">Output :</text:p>
      <text:p text:style-name="P52"/>
      <text:p text:style-name="P68">Client <text:s/>:</text:p>
      <text:p text:style-name="P57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2</text:p>
      <text:p text:style-name="P57">Enter key: </text:p>
      <text:p text:style-name="P77">abababa</text:p>
      <text:p text:style-name="P57">Using previous connection</text:p>
      <text:p text:style-name="P57">Key : abababa deleted successfully</text:p>
      <text:p text:style-name="P65"/>
      <text:p text:style-name="P68">Server :</text:p>
      <text:p text:style-name="P65">Hash Table Status :</text:p>
      <text:p text:style-name="P65"/>
      <text:p text:style-name="P37">___________________________________________________________________________________</text:p>
      <text:p text:style-name="P21"><text:span text:style-name="T6">CASE8 </text:span>With existing connection <text:span text:style-name="T13">and Absent value</text:span></text:p>
      <text:p text:style-name="P37">___________________________________________________________________________________</text:p>
      <text:p text:style-name="P5"/>
      <text:p text:style-name="P33"><text:span text:style-name="T13">del(</text:span><text:span text:style-name="T7">abababa</text:span><text:span text:style-name="T13">)</text:span></text:p>
      <text:p text:style-name="P32">Output :</text:p>
      <text:p text:style-name="P52"/>
      <text:p text:style-name="P68">Client <text:s/>:</text:p>
      <text:p text:style-name="P41">* * * * * <text:s/>MNU* * * * * *</text:p>
      <text:p text:style-name="P57">1. Put<text:tab/>2. Delete</text:p>
      <text:p text:style-name="P57">3. View<text:tab/>4. Exit</text:p>
      <text:p text:style-name="P57">Enter your choice</text:p>
      <text:p text:style-name="P77">2</text:p>
      <text:p text:style-name="P57">Enter key: </text:p>
      <text:p text:style-name="P77">abababa</text:p>
      <text:p text:style-name="P57">Using previous connection</text:p>
      <text:p text:style-name="P57">Failed to delete Key : abababa</text:p>
      <text:p text:style-name="P13"/>
      <text:p text:style-name="P37">___________________________________________________________________________________</text:p>
      <text:p text:style-name="P21"><text:span text:style-name="T6">CASE9 </text:span>Lost existing connection</text:p>
      <text:p text:style-name="P37">___________________________________________________________________________________</text:p>
      <text:p text:style-name="P5"/>
      <text:p text:style-name="P33"><text:span text:style-name="T13">del(</text:span><text:span text:style-name="T7">abababa</text:span><text:span text:style-name="T13">)</text:span></text:p>
      <text:p text:style-name="P32"><text:soft-page-break/>Output :</text:p>
      <text:p text:style-name="P52"/>
      <text:p text:style-name="P68">Client <text:s/>:</text:p>
      <text:p text:style-name="P41">* * * * * <text:s/>MNU* * * * * *</text:p>
      <text:p text:style-name="P59">1. Put<text:tab/>2. Delete</text:p>
      <text:p text:style-name="P59">3. View<text:tab/>4. Exit</text:p>
      <text:p text:style-name="P59">Enter your choice</text:p>
      <text:p text:style-name="P78">2</text:p>
      <text:p text:style-name="P59">Enter key: </text:p>
      <text:p text:style-name="P47">abababa</text:p>
      <text:p text:style-name="P42">Using previous connection</text:p>
      <text:p text:style-name="P57">Connecion lost.. Trying to reconnect..</text:p>
      <text:p text:style-name="P57">Trying to connect to server IP: 10.0.0.4; Port: 1959; ID: 6</text:p>
      <text:p text:style-name="P57">Not able to connect to server</text:p>
      <text:p text:style-name="P57">Server no longer available. Please try after some time</text:p>
      <text:p text:style-name="P76"/>
      <text:p text:style-name="P37">___________________________________________________________________________________</text:p>
      <text:p text:style-name="P21"><text:span text:style-name="T6">CASE10 </text:span>Reconnection</text:p>
      <text:p text:style-name="P37">___________________________________________________________________________________</text:p>
      <text:p text:style-name="P2"/>
      <text:p text:style-name="P25">del(Hash)</text:p>
      <text:p text:style-name="P18">Output:</text:p>
      <text:p text:style-name="P18"/>
      <text:p text:style-name="P68">Server :</text:p>
      <text:p text:style-name="P63">{Hash=Table, abababa=a}</text:p>
      <text:p text:style-name="P59">Server is started on port 1959 RMI ID : 6</text:p>
      <text:p text:style-name="P30"/>
      <text:p text:style-name="P68">Client <text:s/>:</text:p>
      <text:p text:style-name="P59">* * * * * <text:s/>MENU* * * * * *</text:p>
      <text:p text:style-name="P59">1. Put<text:tab/>2. Delete</text:p>
      <text:p text:style-name="P59">3. View<text:tab/>4. Exit</text:p>
      <text:p text:style-name="P59">Enter your choice</text:p>
      <text:p text:style-name="P78">2</text:p>
      <text:p text:style-name="P59">Enter key: </text:p>
      <text:p text:style-name="P78">Hash</text:p>
      <text:p text:style-name="P59">Using previous connection</text:p>
      <text:p text:style-name="P59">Connecion lost.. Trying to reconnect..</text:p>
      <text:p text:style-name="P59">Trying to connect to server IP: 10.0.0.4; Port: 1959; ID: 6</text:p>
      <text:p text:style-name="P59">Key : Hash deleted successfully</text:p>
      <text:p text:style-name="P52"/>
      <text:p text:style-name="P68">Server :</text:p>
      <text:p text:style-name="P59">Hash Table Status :</text:p>
      <text:p text:style-name="P59">Key : abababa<text:tab/>Value : a</text:p>
      <text:p text:style-name="P75"/>
      <text:p text:style-name="P7">3) Get</text:p>
      <text:p text:style-name="P38">___________________________________________________________________________________</text:p>
      <text:p text:style-name="P22"><text:span text:style-name="T6">CASE11 Creating new</text:span> connection</text:p>
      <text:p text:style-name="P38">___________________________________________________________________________________</text:p>
      <text:p text:style-name="P24"/>
      <text:p text:style-name="P34">get(ABC)</text:p>
      <text:p text:style-name="P26">Output : </text:p>
      <text:p text:style-name="P26"/>
      <text:p text:style-name="P72"><text:soft-page-break/>Server :</text:p>
      <text:p text:style-name="P56">{}</text:p>
      <text:p text:style-name="P57">Server is started on port 1923 RMI ID : 2</text:p>
      <text:p text:style-name="P72"/>
      <text:p text:style-name="P70">Client <text:s/>:</text:p>
      <text:p text:style-name="P57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3</text:p>
      <text:p text:style-name="P57">Enter key: </text:p>
      <text:p text:style-name="P77">ABC</text:p>
      <text:p text:style-name="P57">Existing connections : {4=Connections [ServerIP=10.0.0.4, RmiId=4, RMIPort=1918, alive=true], 3=Connections [ServerIP=10.0.0.4, RmiId=3, RMIPort=1957, alive=true]}</text:p>
      <text:p text:style-name="P57">Trying to connect to server IP: 10.0.0.4; Port: 1923; ID: 2</text:p>
      <text:p text:style-name="P57">New connection created</text:p>
      <text:p text:style-name="P57">All connections : {4=Connections [ServerIP=10.0.0.4, RmiId=4, RMIPort=1918, alive=true], 3=Connections [ServerIP=10.0.0.4, RmiId=3, RMIPort=1957, alive=true], 2=Connections [ServerIP=10.0.0.4, RmiId=2, RMIPort=1923, alive=true]}</text:p>
      <text:p text:style-name="P57">Key : ABC not found</text:p>
      <text:p text:style-name="P13"/>
      <text:p text:style-name="P38">___________________________________________________________________________________</text:p>
      <text:p text:style-name="P22"><text:span text:style-name="T6">CASE12 </text:span>With existing connection <text:span text:style-name="T14">and </text:span><text:span text:style-name="T5">Present</text:span> value</text:p>
      <text:p text:style-name="P38">___________________________________________________________________________________</text:p>
      <text:p text:style-name="P24"/>
      <text:p text:style-name="P34">get(ABC)</text:p>
      <text:p text:style-name="P26">Output : </text:p>
      <text:p text:style-name="P26"/>
      <text:p text:style-name="P72">Server :</text:p>
      <text:p text:style-name="P56">Hash Table Status :</text:p>
      <text:p text:style-name="P57">Key : ABC<text:tab/>Value : sdf</text:p>
      <text:p text:style-name="P56"/>
      <text:p text:style-name="P70">Client <text:s/>:</text:p>
      <text:p text:style-name="P64"/>
      <text:p text:style-name="P40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3</text:p>
      <text:p text:style-name="P57">Enter key: </text:p>
      <text:p text:style-name="P77">ABC</text:p>
      <text:p text:style-name="P57">Using previous connection</text:p>
      <text:p text:style-name="P57">Value Found!!</text:p>
      <text:p text:style-name="P57">Result : Key : ABC<text:tab/> Value : sdf</text:p>
      <text:p text:style-name="P2"/>
      <text:p text:style-name="P38">___________________________________________________________________________________</text:p>
      <text:p text:style-name="P22"><text:span text:style-name="T6">CASE13 </text:span>With existing connection <text:span text:style-name="T14">and </text:span><text:span text:style-name="T5">Absent</text:span><text:span text:style-name="T2"> </text:span>value</text:p>
      <text:p text:style-name="P38">___________________________________________________________________________________</text:p>
      <text:p text:style-name="P6"/>
      <text:p text:style-name="P34">get(ABC)</text:p>
      <text:p text:style-name="P34">Output : </text:p>
      <text:p text:style-name="P74"/>
      <text:p text:style-name="P72">Server :</text:p>
      <text:p text:style-name="P60"><text:soft-page-break/>Hash Table Status :</text:p>
      <text:p text:style-name="P53"/>
      <text:p text:style-name="P70">Client <text:s/>:</text:p>
      <text:p text:style-name="P40">1. Put<text:tab/>2. Delete</text:p>
      <text:p text:style-name="P57">3. View<text:tab/>4. Exit</text:p>
      <text:p text:style-name="P57">Enter your choice</text:p>
      <text:p text:style-name="P77">3</text:p>
      <text:p text:style-name="P57">Enter key: </text:p>
      <text:p text:style-name="P77">ABC</text:p>
      <text:p text:style-name="P57">Using previous connection</text:p>
      <text:p text:style-name="P57">Key : ABC not found</text:p>
      <text:p text:style-name="P2"/>
      <text:p text:style-name="P3"/>
      <text:p text:style-name="P38">___________________________________________________________________________________</text:p>
      <text:p text:style-name="P22"><text:span text:style-name="T6">CASE14 </text:span>Lost existing <text:s/>connection</text:p>
      <text:p text:style-name="P38">___________________________________________________________________________________</text:p>
      <text:p text:style-name="P6"/>
      <text:p text:style-name="P34">get(ABC)</text:p>
      <text:p text:style-name="P34">Output : </text:p>
      <text:p text:style-name="P53"/>
      <text:p text:style-name="P70">Client <text:s/>:</text:p>
      <text:p text:style-name="P42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3</text:p>
      <text:p text:style-name="P57">Enter key: </text:p>
      <text:p text:style-name="P77">ABC</text:p>
      <text:p text:style-name="P57">Existing connections : {4=Connections [ServerIP=10.0.0.4, RmiId=4, RMIPort=1918, alive=true], 3=Connections [ServerIP=10.0.0.4, RmiId=3, RMIPort=1957, alive=true]}</text:p>
      <text:p text:style-name="P57">Trying to connect to server IP: 10.0.0.4; Port: 1923; ID: 2</text:p>
      <text:p text:style-name="P57">Not able to connect to server</text:p>
      <text:p text:style-name="P13"/>
      <text:p text:style-name="P38">___________________________________________________________________________________</text:p>
      <text:p text:style-name="P23"><text:span text:style-name="T6">CASE15 </text:span>Reconnection</text:p>
      <text:p text:style-name="P38">___________________________________________________________________________________</text:p>
      <text:p text:style-name="P6"/>
      <text:p text:style-name="P34">get(ABC)</text:p>
      <text:p text:style-name="P34">Output : </text:p>
      <text:p text:style-name="P53"/>
      <text:p text:style-name="P73">Server :</text:p>
      <text:p text:style-name="P66">{}</text:p>
      <text:p text:style-name="P57">Server is started on port 1923 RMI ID : 2</text:p>
      <text:p text:style-name="P54"/>
      <text:p text:style-name="P70">Client <text:s/>:</text:p>
      <text:p text:style-name="P43"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3</text:p>
      <text:p text:style-name="P57">Enter key: </text:p>
      <text:p text:style-name="P77">ABC</text:p>
      <text:p text:style-name="P57"><text:soft-page-break/>Existing connections : {4=Connections [ServerIP=10.0.0.4, RmiId=4, RMIPort=1918, alive=true], 3=Connections [ServerIP=10.0.0.4, RmiId=3, RMIPort=1957, alive=true]}</text:p>
      <text:p text:style-name="P57">Trying to connect to server IP: 10.0.0.4; Port: 1923; ID: 2</text:p>
      <text:p text:style-name="P57">New connection created</text:p>
      <text:p text:style-name="P57">All connections : {4=Connections [ServerIP=10.0.0.4, RmiId=4, RMIPort=1918, alive=true], 3=Connections [ServerIP=10.0.0.4, RmiId=3, RMIPort=1957, alive=true], 2=Connections [ServerIP=10.0.0.4, RmiId=2, RMIPort=1923, alive=true]}</text:p>
      <text:p text:style-name="P57">Key : ABC not found</text:p>
      <text:p text:style-name="P9"/>
      <text:p text:style-name="P10">4) Incorrect Inputs</text:p>
      <text:p text:style-name="P15"/>
      <text:p text:style-name="P39">___________________________________________________________________________________</text:p>
      <text:p text:style-name="P23"><text:span text:style-name="T6">CASE16 </text:span><text:span text:style-name="T15">Incorrect Choice</text:span></text:p>
      <text:p text:style-name="P39">___________________________________________________________________________________</text:p>
      <text:p text:style-name="P27"/>
      <text:p text:style-name="P54"/>
      <text:p text:style-name="P71">Client <text:s/>:</text:p>
      <text:p text:style-name="P44">* * * * * <text:s/>MENU* * * * * *</text:p>
      <text:p text:style-name="P61">1. Put<text:tab/>2. Delete</text:p>
      <text:p text:style-name="P61">3. View<text:tab/>4. Exit</text:p>
      <text:p text:style-name="P61">Enter your choice</text:p>
      <text:p text:style-name="P79">abc</text:p>
      <text:p text:style-name="P57">Please enter correct choice</text:p>
      <text:p text:style-name="P44">* * * * * <text:s/>MENU* * * * * *</text:p>
      <text:p text:style-name="P61">1. Put<text:tab/>2. Delete</text:p>
      <text:p text:style-name="P61">3. View<text:tab/>4. Exit</text:p>
      <text:p text:style-name="P61">Enter your choice</text:p>
      <text:p text:style-name="P79"/>
      <text:p text:style-name="P39">___________________________________________________________________________________</text:p>
      <text:p text:style-name="P23"><text:span text:style-name="T6">CASE17 </text:span><text:span text:style-name="T15">Incorrect </text:span><text:span text:style-name="T16">Key Input</text:span></text:p>
      <text:p text:style-name="P39">___________________________________________________________________________________</text:p>
      <text:p text:style-name="P54"/>
      <text:p text:style-name="P71">Client <text:s/>:</text:p>
      <text:p text:style-name="P44">* * * * * <text:s/>MENU* * * * * *</text:p>
      <text:p text:style-name="P61">1. Put<text:tab/>2. Delete</text:p>
      <text:p text:style-name="P61">3. View<text:tab/>4. Exit</text:p>
      <text:p text:style-name="P61">Enter your choice</text:p>
      <text:p text:style-name="P79">1</text:p>
      <text:p text:style-name="P57">Enter key: </text:p>
      <text:p text:style-name="P77">abcdefgabcdefgabcdefgabcdefgabcdefgabcdefg</text:p>
      <text:p text:style-name="P57">Key size should not exceed more than 24 bytes.</text:p>
      <text:p text:style-name="P57"><text:s/>Please re-enter the key</text:p>
      <text:p text:style-name="P77">123nkbjh34v5jv3g45ndvnldfbkdftb</text:p>
      <text:p text:style-name="P57">Key size should not exceed more than 24 bytes.</text:p>
      <text:p text:style-name="P57"><text:s/>Please re-enter the key</text:p>
      <text:p text:style-name="P77">abc</text:p>
      <text:p text:style-name="P80"/>
      <text:p text:style-name="P39">___________________________________________________________________________________</text:p>
      <text:p text:style-name="P23"><text:span text:style-name="T6">CASE18 </text:span><text:span text:style-name="T15">Incorrect </text:span><text:span text:style-name="T16">Value Input</text:span></text:p>
      <text:p text:style-name="P39">___________________________________________________________________________________</text:p>
      <text:p text:style-name="P54"/>
      <text:p text:style-name="P71">Client <text:s/>:</text:p>
      <text:p text:style-name="P45"><text:soft-page-break/>* * * * * <text:s/>MENU* * * * * *</text:p>
      <text:p text:style-name="P57">1. Put<text:tab/>2. Delete</text:p>
      <text:p text:style-name="P57">3. View<text:tab/>4. Exit</text:p>
      <text:p text:style-name="P57">Enter your choice</text:p>
      <text:p text:style-name="P77">1</text:p>
      <text:p text:style-name="P57">Enter key: </text:p>
      <text:p text:style-name="P49"><text:span text:style-name="T8">abc</text:span><text:span text:style-name="T9">d</text:span></text:p>
      <text:p text:style-name="P57">Enter value: </text:p>
      <text:p text:style-name="P77">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123nkbjh34v5jv3g45ndvnldfbkdftb</text:p>
      <text:p text:style-name="P57">Value size should not exceed more than 1000 bytes.</text:p>
      <text:p text:style-name="P57"><text:s/>Please re-enter the value</text:p>
      <text:p text:style-name="P77">ad</text:p>
      <text:p text:style-name="P57">Using previous connection</text:p>
      <text:p text:style-name="P57">Key : abcd<text:tab/> Value : ad added successfully</text:p>
      <text:p text:style-name="P76"/>
      <text:p text:style-name="P57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282f93" style:language-asian="en" style:country-asian="IN"/>
    </style:style>
    <style:style style:name="MT1" style:family="text">
      <style:text-properties officeooo:rsid="0029c4d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OS Prog Assignment #<text:span text:style-name="MT1">2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02:04.732255101</meta:creation-date>
    <dc:date>2015-10-13T19:24:27.418681014</dc:date>
    <meta:editing-duration>PT5H1M10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9" meta:paragraph-count="352" meta:word-count="1338" meta:character-count="12087" meta:non-whitespace-character-count="11019"/>
  </office:meta>
</office:document-meta>
</file>